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Couries" svg:font-family="Couries"/>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Index_20_1">
      <style:paragraph-properties>
        <style:tab-stops/>
      </style:paragraph-properties>
    </style:style>
    <style:style style:name="P2" style:family="paragraph" style:parent-style-name="CopyrightText" style:master-page-name="">
      <style:paragraph-properties style:page-number="auto" fo:break-before="page"/>
    </style:style>
    <style:style style:name="P3" style:family="paragraph" style:parent-style-name="Index_20_Separator">
      <style:paragraph-properties>
        <style:tab-stops/>
      </style:paragraph-properties>
    </style:style>
    <style:style style:name="P4" style:family="paragraph" style:parent-style-name="Index_20_2">
      <style:paragraph-properties>
        <style:tab-stops/>
      </style:paragraph-properties>
    </style:style>
    <style:style style:name="P5" style:family="paragraph" style:parent-style-name="Index_20_3">
      <style:paragraph-properties>
        <style:tab-stops/>
      </style:paragraph-properties>
    </style:style>
    <style:style style:name="P6" style:family="paragraph" style:parent-style-name="Preformatted_20_Text">
      <style:text-properties style:font-name="Times New Roman" fo:font-size="11pt" style:font-size-asian="11pt" style:font-size-complex="11pt"/>
    </style:style>
    <style:style style:name="P7" style:family="paragraph" style:parent-style-name="Preformatted_20_Text">
      <style:text-properties style:font-name="Courier1" fo:font-size="11pt" style:font-size-asian="11pt" style:font-size-complex="11pt"/>
    </style:style>
    <style:style style:name="P8" style:family="paragraph" style:parent-style-name="Preformatted_20_Text">
      <style:paragraph-properties fo:margin-top="0cm" fo:margin-bottom="0.499cm"/>
      <style:text-properties style:font-name="Times New Roman" fo:font-size="11pt" style:font-size-asian="11pt" style:font-size-complex="11pt"/>
    </style:style>
    <style:style style:name="P9" style:family="paragraph" style:parent-style-name="Preformatted_20_Text">
      <style:paragraph-properties fo:margin-top="0cm" fo:margin-bottom="0.499cm"/>
      <style:text-properties style:font-name="Courier1" fo:font-size="11pt" style:font-size-asian="11pt" style:font-size-complex="11pt"/>
    </style:style>
    <style:style style:name="P10" style:family="paragraph" style:parent-style-name="CoverTitle" style:master-page-name="CoverPage">
      <style:paragraph-properties style:page-number="auto"/>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_20_body" style:list-style-name="L2">
      <style:text-properties style:font-name="Times New Roman" fo:font-size="11pt" style:font-size-asian="11pt" style:font-size-complex="11pt"/>
    </style:style>
    <style:style style:name="P14" style:family="paragraph" style:parent-style-name="Text_20_body" style:list-style-name="L3">
      <style:text-properties style:font-name="Times New Roman" fo:font-size="11pt" style:font-size-asian="11pt" style:font-size-complex="11pt"/>
    </style:style>
    <style:style style:name="P15" style:family="paragraph" style:parent-style-name="Text_20_body" style:list-style-name="L4">
      <style:text-properties style:font-name="Times New Roman" fo:font-size="11pt" style:font-size-asian="11pt" style:font-size-complex="11pt"/>
    </style:style>
    <style:style style:name="P16" style:family="paragraph" style:parent-style-name="Text_20_body" style:list-style-name="L5">
      <style:text-properties style:font-name="Times New Roman" fo:font-size="11pt" style:font-size-asian="11pt" style:font-size-complex="11pt"/>
    </style:style>
    <style:style style:name="P17" style:family="paragraph" style:parent-style-name="Text_20_body" style:list-style-name="L6">
      <style:text-properties style:font-name="Times New Roman" fo:font-size="11pt" style:font-size-asian="11pt" style:font-size-complex="11pt"/>
    </style:style>
    <style:style style:name="P18" style:family="paragraph" style:parent-style-name="Text_20_body">
      <style:text-properties style:font-name="Times New Roman" fo:font-size="11pt" fo:font-weight="bold" style:font-size-asian="11pt" style:font-size-complex="11pt"/>
    </style:style>
    <style:style style:name="P19" style:family="paragraph" style:parent-style-name="Text_20_body">
      <style:text-properties style:font-name="Courier1" fo:font-size="11pt" style:font-size-asian="11pt" style:font-size-complex="11pt"/>
    </style:style>
    <style:style style:name="P20" style:family="paragraph" style:parent-style-name="Heading_20_1">
      <style:paragraph-properties fo:break-before="page"/>
    </style:style>
    <style:style style:name="P21" style:family="paragraph" style:parent-style-name="Contents_20_1">
      <style:paragraph-properties>
        <style:tab-stops/>
      </style:paragraph-properties>
    </style:style>
    <style:style style:name="P22" style:family="paragraph" style:parent-style-name="Footnote">
      <style:text-properties style:font-name="Times New Roman" fo:font-size="9pt" style:font-size-asian="9pt" style:font-size-complex="9pt"/>
    </style:style>
    <style:style style:name="P23" style:family="paragraph" style:parent-style-name="Preformatted_20_Text" style:list-style-name="L3">
      <style:text-properties style:font-name="Times New Roman" fo:font-size="11pt" style:font-size-asian="11pt" style:font-size-complex="11pt"/>
    </style:style>
    <style:style style:name="P24" style:family="paragraph" style:parent-style-name="Preformatted_20_Text" style:list-style-name="L2"/>
    <style:style style:name="P25" style:family="paragraph" style:parent-style-name="Preformatted_20_Text" style:list-style-name="L4"/>
    <style:style style:name="P26" style:family="paragraph" style:parent-style-name="Preformatted_20_Text">
      <style:text-properties style:font-name="Courier1"/>
    </style:style>
    <style:style style:name="P27" style:family="paragraph" style:parent-style-name="Preformatted_20_Text" style:list-style-name="L4">
      <style:text-properties style:font-name="Courier1"/>
    </style:style>
    <style:style style:name="P28" style:family="paragraph" style:parent-style-name="Preformatted_20_Text">
      <style:paragraph-properties fo:margin-top="0cm" fo:margin-bottom="0.499cm"/>
      <style:text-properties style:font-name="Times New Roman" fo:font-size="11pt" style:font-size-asian="11pt" style:font-size-complex="11pt"/>
    </style:style>
    <style:style style:name="P29" style:family="paragraph" style:parent-style-name="Preformatted_20_Text" style:list-style-name="L3">
      <style:paragraph-properties fo:margin-top="0cm" fo:margin-bottom="0.499cm"/>
      <style:text-properties style:font-name="Times New Roman" fo:font-size="11pt" style:font-size-asian="11pt" style:font-size-complex="11pt"/>
    </style:style>
    <style:style style:name="P30" style:family="paragraph" style:parent-style-name="Preformatted_20_Text" style:list-style-name="L4">
      <style:paragraph-properties fo:margin-top="0cm" fo:margin-bottom="0.499cm"/>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NewCenturySchlbk"/>
    </style:style>
    <style:style style:name="T11" style:family="text">
      <style:text-properties style:font-name="NewCenturySchlbk" fo:font-size="11pt"/>
    </style:style>
    <style:style style:name="T12" style:family="text">
      <style:text-properties style:font-name="NewCenturySchlbk" fo:font-size="11pt" fo:font-style="italic"/>
    </style:style>
    <style:style style:name="T13" style:family="text">
      <style:text-properties style:font-name="NewCenturySchlbk" fo:font-size="11pt" fo:font-style="italic" style:font-size-asian="11pt" style:font-size-complex="11pt"/>
    </style:style>
    <style:style style:name="T14" style:family="text">
      <style:text-properties style:font-name="NewCenturySchlbk" fo:font-size="11pt" fo:font-weight="bold"/>
    </style:style>
    <style:style style:name="T15" style:family="text">
      <style:text-properties style:font-name="NewCenturySchlbk" fo:font-size="11pt" style:font-size-asian="11pt" style:font-size-complex="11pt"/>
    </style:style>
    <style:style style:name="T16" style:family="text">
      <style:text-properties style:font-name="NewCenturySchlbk" fo:font-size="9pt"/>
    </style:style>
    <style:style style:name="T17" style:family="text">
      <style:text-properties style:font-name="NewCenturySchlbk" fo:font-weight="bold"/>
    </style:style>
    <style:style style:name="T18" style:family="text">
      <style:text-properties style:font-name="NewCenturySchlbk" fo:font-style="italic"/>
    </style:style>
    <style:style style:name="T19" style:family="text">
      <style:text-properties fo:font-size="11pt"/>
    </style:style>
    <style:style style:name="T20" style:family="text">
      <style:text-properties fo:font-size="11pt" fo:font-style="italic"/>
    </style:style>
    <style:style style:name="T21" style:family="text">
      <style:text-properties fo:font-size="11pt" fo:font-weight="bold"/>
    </style:style>
    <style:style style:name="T22" style:family="text">
      <style:text-properties style:font-name="Courier2"/>
    </style:style>
    <style:style style:name="T23" style:family="text">
      <style:text-properties style:font-name="Courier2" fo:font-size="10pt"/>
    </style:style>
    <style:style style:name="T24" style:family="text">
      <style:text-properties fo:font-size="10pt"/>
    </style:style>
    <style:style style:name="T25" style:family="text">
      <style:text-properties style:font-name="Helvetica4"/>
    </style:style>
    <style:style style:name="T26" style:family="text">
      <style:text-properties style:font-name="Helvetica4" fo:font-size="10pt" fo:font-weight="bold"/>
    </style:style>
    <style:style style:name="T27" style:family="text">
      <style:text-properties style:font-name="Helvetica4" fo:font-weight="bold"/>
    </style:style>
    <style:style style:name="T28" style:family="text">
      <style:text-properties style:font-name="Helvetica4" fo:font-size="8pt"/>
    </style:style>
    <style:style style:name="T29" style:family="text">
      <style:text-properties style:font-name="Helvetica4" fo:font-size="8pt" fo:font-weight="bold"/>
    </style:style>
    <style:style style:name="T30" style:family="text">
      <style:text-properties style:font-name="Helvetica4" fo:font-size="9pt" fo:font-weight="bold"/>
    </style:style>
    <style:style style:name="T31" style:family="text">
      <style:text-properties style:font-name="Helvetica4" fo:font-size="11pt" fo:font-weight="bold" style:font-size-asian="11pt" style:font-size-complex="11pt"/>
    </style:style>
    <style:style style:name="T32" style:family="text">
      <style:text-properties style:font-name="Courier New"/>
    </style:style>
    <style:style style:name="T33" style:family="text">
      <style:text-properties style:font-name="Times New Roman" fo:font-size="11pt"/>
    </style:style>
    <style:style style:name="T34" style:family="text">
      <style:text-properties style:font-name="Times New Roman" fo:font-size="11pt" style:font-size-asian="11pt" style:font-size-complex="11pt"/>
    </style:style>
    <style:style style:name="T35" style:family="text">
      <style:text-properties style:font-name="Times New Roman" fo:font-size="11pt" fo:font-weight="bold" style:font-size-asian="11pt" style:font-size-complex="11pt"/>
    </style:style>
    <style:style style:name="T36" style:family="text">
      <style:text-properties style:font-name="Times New Roman" fo:font-size="11pt" fo:font-style="italic" style:font-size-asian="11pt" style:font-size-complex="11pt"/>
    </style:style>
    <style:style style:name="T37" style:family="text">
      <style:text-properties style:font-name="Times New Roman" fo:font-size="10pt" fo:font-weight="bold"/>
    </style:style>
    <style:style style:name="T38" style:family="text">
      <style:text-properties style:font-name="Courier1"/>
    </style:style>
    <style:style style:name="T39" style:family="text">
      <style:text-properties fo:font-size="9pt"/>
    </style:style>
    <style:style style:name="T40" style:family="text">
      <style:text-properties fo:font-size="9pt" fo:font-weight="bold"/>
    </style:style>
    <style:style style:name="T41" style:family="text">
      <style:text-properties fo:font-size="8pt"/>
    </style:style>
    <style:style style:name="T42" style:family="text">
      <style:text-properties fo:font-size="8pt" fo:font-weight="bol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10">NetRexx User Guide</text:p>
      <text:p text:style-name="CoverDate">September 1<text:span text:style-name="T7">st</text:span>,2011</text:p>
      <text:p text:style-name="CoverAuthor">Rexx Language Association<text:line-break/></text:p>
      <text:p text:style-name="CoverEmail"><text:a xlink:type="simple" xlink:href="http://rexxla.org/">http://rexxla.org</text:a></text:p>
      <text:p text:style-name="CoverStatus">Version 0.60</text:p>
      <text:p text:style-name="P2"/>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23070_1016530491" text:style-name="Internet_20_link" text:visited-style-name="Internet_20_link"><text:span text:style-name="Strong_20_Emphasis">Introduction</text:span></text:a> <text:s text:c="4"/><text:span text:style-name="Page_20_Number">5</text:span></text:p>
          <text:p text:style-name="P21"><text:a xlink:type="simple" xlink:href="#__RefHeading__23072_1016530491" text:style-name="Internet_20_link" text:visited-style-name="Internet_20_link"><text:span text:style-name="Strong_20_Emphasis">Installation</text:span></text:a> <text:s text:c="4"/><text:span text:style-name="Page_20_Number">7</text:span></text:p>
          <text:p text:style-name="P21"><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21"><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21"><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21"><text:s text:c="5"/><text:span text:style-name="Page_20_Number">15</text:span></text:p>
          <text:p text:style-name="P21"><text:a xlink:type="simple" xlink:href="#__RefHeading__1032_867219443" text:style-name="Internet_20_link" text:visited-style-name="Internet_20_link"><text:span text:style-name="Strong_20_Emphasis">Index</text:span></text:a> <text:s text:c="4"/><text:span text:style-name="Page_20_Number">17</text:span></text:p>
        </text:index-body>
      </text:table-of-content>
      <text:h text:style-name="P20" text:outline-level="1"><text:bookmark text:name="__RefHeading__23070_1016530491"/><text:reference-mark text:name="refpart1"/>Introduction<text:bookmark-end text:name="__RefHeading__23070_1016530491"/></text:h>
      <text:p text:style-name="P12">This document is the User’s Guide for the reference implementation of NetRexx. NetRexx is a <text:span text:style-name="T5">human-oriented </text:span>programming language which makes writing and using Java1 classes quicker and easier than writing in Java<text:note text:id="ftn0" text:note-class="footnote"><text:note-citation>1</text:note-citation><text:note-body><text:p text:style-name="Footnote">Java is a trademark of Oracle, Inc.</text:p></text:note-body></text:note>. </text:p>
      <text:p text:style-name="P12">In this Guide, you’ll find information on: </text:p>
      <text:p text:style-name="P12">• Installing NetRexx </text:p>
      <text:p text:style-name="P12">• Using the NetRexx translator as a compiler, interpreter, or syntax checker </text:p>
      <text:p text:style-name="P12">• Current restrictions. </text:p>
      <text:p text:style-name="P12">The NetRexx documentation and software are open source and distributed by The Rexx Language Association under the ICU license. For the terms of this licence, see the included LICENSE file in this package.</text:p>
      <text:p text:style-name="P12">For details of the NetRexx language, and the latest news, downloads, <text:span text:style-name="T5">etc., </text:span>please see the NetRexx documentation included with the package or available at: http://www.netrexx.org</text:p>
      <text:p text:style-name="P12"><text:span text:style-name="T9"/></text:p>
      <text:h text:style-name="Heading_20_1" text:outline-level="1"><text:bookmark text:name="__RefHeading__23072_1016530491"/><text:reference-mark text:name="reflangob"/><text:span text:style-name="T8">Installation</text:span><text:bookmark-end text:name="__RefHeading__23072_1016530491"/></text:h>
      <text:p text:style-name="P12"><text:span text:style-name="T8">This section of the document tells you how to unpack, install, and test the NetRexx translator package. This will install documentation, samples, and executables. It will first state some generic steps that are sufficient for most users. The appendices contain very specific instructions for a range of platforms that NetRexx is used on. </text:span></text:p>
      <text:p text:style-name="P12">Note that to run any of the samples, or use the NetRexx translator, you must have already installed the Java runtime (and toolkit, if you want to compile NetRexx programs using the default compiler). </text:p>
      <text:p text:style-name="P12">The NetRexx samples and translator, as of version 3.01, will run on Java version 1.5 or later<text:note text:id="ftn1"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prompt: </text:p>
      <text:p text:style-name="P8"><text:s text:c="4"/>java –version</text:p>
      <text:p text:style-name="P12">which should display a response similar to this: </text:p>
      <text:p text:style-name="Preformatted_20_Text">java version "1.6.0_26"</text:p>
      <text:p text:style-name="Preformatted_20_Text">Java(TM) SE Runtime Environment (build 1.6.0_26-b03-383-11A511)</text:p>
      <text:p text:style-name="Preformatted_20_Text">Java HotSpot(TM) 64-Bit Server VM (build 20.1-b02-383, mixed mode)</text:p>
      <text:p text:style-name="P12"/>
      <text:p text:style-name="P12">For more information on Java installation: </text:p>
      <text:p text:style-name="P12">• For some operating environments</text:p>
      <text:p text:style-name="P12">• For other operating systems, see the <text:span text:style-name="T5">Sun Microsystems Java </text:span>web page at http://www.javasoft.com – or other suppliers of Java toolkits. </text:p>
      <text:p text:style-name="P12"><text:span text:style-name="T8"/></text:p>
      <text:p text:style-name="Text_20_body"/>
      <text:h text:style-name="Heading_20_1" text:outline-level="1"><text:bookmark text:name="__RefHeading__2358_867219443"/>Unpacking the NetRexx package<text:bookmark-end text:name="__RefHeading__2358_867219443"/></text:h>
      <text:p text:style-name="P12">The NetRexx package is shipped as a collection of files compressed into the file NetRexx<text:span text:style-name="T6">&lt;version&gt;</text:span>.zip. </text:p>
      <text:p text:style-name="P12">Most modern operating environments can uncompress a .zip package by doubleclicking.</text:p>
      <text:p text:style-name="P18">Unpacking the NetRexx.zip file </text:p>
      <text:p text:style-name="P12">An <text:span text:style-name="T4">unzip </text:span>command is included in most Linux distributions, and Mac OSX. You can also use the <text:span text:style-name="T4">jar </text:span>command which comes with all Java development kits. </text:p>
      <text:p text:style-name="P12">Choose where you want the NetRexx directory tree to reside, and unpack the zip file in the directory which will be the parent of the NetRexx tree. Here are some tips: </text:p>
      <text:list xml:id="list314216407" text:style-name="L2">
        <text:list-item>
          <text:p text:style-name="P13">The syntax for unzipping NetRexx.zip is simply </text:p>
          <text:p text:style-name="P24"><text:s text:c="8"/>unzip NetRexx</text:p>
          <text:p text:style-name="P13">which should create the files and directory structure directly. </text:p>
        </text:list-item>
        <text:list-item>
          <text:p text:style-name="P13"><text:span text:style-name="T4">WinZip: </text:span>all versions may be used</text:p>
        </text:list-item>
        <text:list-item>
          <text:p text:style-name="P13"><text:span text:style-name="T4">Linux unzip: </text:span>use the syntax: unzip –a NetRexx. The “–a” flag will automatically convert text files to Unix format if necessary</text:p>
        </text:list-item>
        <text:list-item>
          <text:p text:style-name="P13"><text:span text:style-name="T4">jar: </text:span>The syntax for unzipping NetRexx.zip is </text:p>
          <text:p text:style-name="P24">jar xf NetRexx.zip </text:p>
          <text:p text:style-name="P24"/>
          <text:p text:style-name="P13">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11"><text:span text:style-name="T19">After unpacking, the following directories</text:span><text:span text:style-name="T19"><text:note text:id="ftn2" text:note-class="footnote"><text:note-citation>3</text:note-citation><text:note-body><text:p text:style-name="Footnote">On MS/Windows systems, slashes will be backward slashes</text:p></text:note-body></text:note></text:span><text:span text:style-name="T19"> should have been created:</text:span></text:p>
      <text:p text:style-name="P11"><text:span text:style-name="T19">-TODO-</text:span></text:p>
      <text:h text:style-name="Heading_20_1" text:outline-level="1"><text:bookmark text:name="__RefHeading__23086_1016530491"/>Installing the NetRexx Translator<text:bookmark-end text:name="__RefHeading__23086_1016530491"/></text:h>
      <text:p text:style-name="P12">The NetRexx package includes the NetRexx translator – a Java application which can be used for compiling, interpreting, or syntax-checking NetRexx programs. The procedure for installation is briefly as follows (full details are given later): </text:p>
      <text:list xml:id="list1013268027" text:style-name="L3">
        <text:list-item>
          <text:p text:style-name="P14">Make the translator visible to the Java Virtual Machine (JVM) - either: </text:p>
          <text:list>
            <text:list-item>
              <text:p text:style-name="P14">Copy the file NetRexx\lib\NetRexxC.jar to the jre\lib\ext directory in the Java installation tree. The JVM will automatically find it there and make it available. </text:p>
            </text:list-item>
            <text:list-item>
              <text:p text:style-name="P14">Or: Add the full path and filename of the NetRexx\lib\NetRexxC.jar to the CLASSPATH environment variable for your operating system. </text:p>
              <text:p text:style-name="P14">Note: if you have a NetRexxC.zip in your CLASSPATH from an earlier version of Rexx, remove it (NetRexxC.jar replaces NetRexxC.zip). </text:p>
            </text:list-item>
          </text:list>
        </text:list-item>
        <text:list-item>
          <text:p text:style-name="P14">Copy all the files in the NetRexx\bin directory to a directory in your PATH (perhaps the \bin directory in the Java installation tree). This is not essential, but makes shorthand scripts and a test case available. </text:p>
        </text:list-item>
        <text:list-item>
          <text:p text:style-name="P14">Make the file \lib\tools.jar (which contains the javac compiler) in the Java tree visible to the JVM. You can do this either by adding its path and filename to the CLASSPATH environment variable, or by moving it to the jre\lib\ext directory in the Java tree. This file sometime goes under different names, that will be mentioned in the platform-specific appendices.</text:p>
        </text:list-item>
        <text:list-item>
          <text:p text:style-name="P14">Test the installation by making the \bin directory the current directory and issuing the following two commands exactly as written: </text:p>
          <text:p text:style-name="P23"><text:s text:c="8"/>java org.netrexx.process.NetRexxC hello</text:p>
          <text:p text:style-name="P29"><text:s text:c="8"/>java hello</text:p>
          <text:p text:style-name="P14">The first of these should translate the test program and then invoke the javac compiler to generate the class file (hello.class) for the program. The second should run the program and display a simple greeting. </text:p>
        </text:list-item>
      </text:list>
      <text:p text:style-name="P12">If you have any problems or errors in the above process, please read the detailed instructions and problem-solving tips that follow. </text:p>
      <text:p text:style-name="P12"/>
      <text:h text:style-name="Heading_20_1" text:outline-level="1"><text:bookmark text:name="__RefHeading__2373_1453098226"/>Installing just the NetRexx Runtime<text:bookmark-end text:name="__RefHeading__2373_1453098226"/></text:h>
      <text:p text:style-name="P12">If you only want to run NetRexx programs and do not wish to compile or interpret them, or if you would like to use the NetRexx string (Rexx) classes from other languages, you can install just the NetRexx runtime classes. </text:p>
      <text:p text:style-name="P12">To do this, follow the appropriate instructions for installing the compiler, but use the NetRexxR.jar instead of NetRexxC.jar. The NetRexxR.jar file can be found in the NetRexx\runlib directory. </text:p>
      <text:p text:style-name="P12">You do not need to use or copy the executables in the NetRexx\bin directory. </text:p>
      <text:p text:style-name="P12">The NetRexx class files can then be referred to from Java or NetRexx programs by importing the package “netrexx.lang”. For example, a string might be of class “netrexx.lang.Rexx”. </text:p>
      <text:p text:style-name="P12">For information on the netrexx.lang.Rexx class and other classes in the runtime, see <text:span text:style-name="T8">the </text:span><text:span text:style-name="T5">NetRexx Language,</text:span><text:span text:style-name="T8"> currently in its third version and packaged as nrl3</text:span>. </text:p>
      <text:p text:style-name="P12"><text:span text:style-name="T4">Note: </text:span>If you have already installed the NetRexx translator (NetRexxC.jar) then you do not need to install NetRexxR.jar; the latter contains only the NetRexx runtime classes, and these are already included in NetRexxC.jar. </text:p>
      <text:p text:style-name="Text_20_body"/>
      <text:h text:style-name="Heading_20_1" text:outline-level="1">Testing the NetRexx Installation</text:h>
      <text:p text:style-name="P12">After installing NetRexx, it is recommended that you test that it is working correctly. If there are any problems, check the <text:span text:style-name="T5">Installation Problems </text:span>section. </text:p>
      <text:p text:style-name="P12">To test your installation, make the directory to which you copied the executables the current directory, then (being very careful to get the case of letters correct): </text:p>
      <text:list xml:id="list1981570042" text:style-name="L4">
        <text:list-item>
          <text:p text:style-name="P15">Enter the command </text:p>
          <text:p text:style-name="P25"><text:s text:c="4"/><text:span text:style-name="T32"><text:s text:c="4"/>java org.netrexx.process.NetRexxC hello</text:span></text:p>
          <text:p text:style-name="P15">This should run the NetRexx compiler, which first translates the NetRexx program hello.nrx to the Java program hello.java. It then invokes the default Java compiler (javac), to compile the file hello.java to make the binary class file hello.class. The intermediate .java file is then deleted, unless an error occurred or you asked for it to be kept.4 </text:p>
        </text:list-item>
        <text:list-item>
          <text:p text:style-name="P15">Enter the command </text:p>
          <text:p text:style-name="P27">java hello </text:p>
          <text:p text:style-name="P27"><text:span text:style-name="T34">This runs (interprets the bytecodes in) the hello.class file, which should display a simple greeting. On some systems, you may first have to add the directory that contains the hello.class file to the CLASSPATH setting so Java can find it. </text:span></text:p>
        </text:list-item>
        <text:list-item>
          <text:p text:style-name="P15">With the sample scripts provided (NetRexxC.cmd, NetRexxC.bat, or NetRexxC.sh,), or the equivalent in the scripting language of your choice, the steps above can be combined into a simple single command such as: </text:p>
          <text:p text:style-name="P30"><text:s/><text:span text:style-name="T38">NetRexxC.sh –run hello</text:span></text:p>
          <text:p text:style-name="P15">This package also includes a trivial nrc, and matching nrc.cmd and nrc.bat scripts, which simply pass on their arguments to NetRexxC; “nrc” is just a shorter name that saves keystrokes, so for the last example you could type: </text:p>
          <text:p text:style-name="P30"><text:s text:c="8"/><text:span text:style-name="T38">nrc –run hello</text:span></text:p>
          <text:p text:style-name="P15">Note that scripts may be case-sensitive, and you will probably have to spell the name of the program exactly as it appears in the filename. Also, to use –run, you may need to omit the .nrx extension. </text:p>
          <text:p text:style-name="P15">You could also edit the appropriate nrc.cmd, nrc.bat, or nrc script and add your favourite “default” NetRexxC options there. For example, you might want to add the –prompt flag (described later) to save reloading the translator before every compilation. If you do change a <text:soft-page-break/>script, keep a backup copy so that if you install a new version of the NetRexx package you won’t overwrite your changes. </text:p>
        </text:list-item>
      </text:list>
      <text:p text:style-name="P12"/>
      <text:h text:style-name="Heading_20_1" text:outline-level="1"><text:bookmark text:name="__RefHeading__2375_1453098226"/>Using the NetRexx Translator<text:bookmark-end text:name="__RefHeading__2375_1453098226"/></text:h>
      <text:p text:style-name="P12">This section of the document tells you how to use the translator package. It assumes you have successfully installed Java and NetRexx, and have tested that the hello.nrx testcase can be compiled and run, as described in the <text:span text:style-name="T5">Testing the NetRexx Installation </text:span>section. </text:p>
      <text:p text:style-name="P12">The NetRexx translator may be used as a compiler or as an interpreter (or it can do both in a single run, so parsing and syntax checking are only carried out once). It can also be used as simply a syntax checker. </text:p>
      <text:p text:style-name="P12">When used as a compiler, the intermediate Java source code may be retained, if desired. Automatic formatting, and the inclusion of comments from the NetRexx source code are also options.</text:p>
      <text:p text:style-name="P12"/>
      <text:h text:style-name="Heading_20_1" text:outline-level="1">Using the Translator as a Compiler</text:h>
      <text:p text:style-name="P12">The installation instructions for the NetRexx translator describe how to use the package to compile and run a simple NetRexx program (hello.nrx). When using the translator in this way (as a compiler), the translator parses and checks the NetRexx source code, and if no errors were found then generates Java source code. This Java code (which is known to be correct) is then compiled into bytecodes (.class files) using a Java compiler. By default, the javac compiler in the Java toolkit is used. </text:p>
      <text:p text:style-name="P12">This section explains more of the options available to you when using the translator as a compiler. </text:p>
      <text:p text:style-name="P18">The translator command </text:p>
      <text:p text:style-name="P12">The translator is invoked by running a Java program (class) which is called org.netrexx.process.NetRexxC (“NetRexxC”, for short). This can be run by using the Java interpreter, for example, by the command: </text:p>
      <text:p text:style-name="P8"><text:s text:c="4"/><text:span text:style-name="T38">java org.netrexx.process.NetRexxC</text:span></text:p>
      <text:p text:style-name="P12">or by using a system-specific script (such as NetRexxC.cmd. or nrc.bat). In either case, the compiler invocation is followed by one or more file specifications (these are the names of the files containing the NetRexx source code for the programs to be compiled). </text:p>
      <text:p text:style-name="P12">File specifications may include a path; if no path is given then NetRexxC will look in the current (working) directory for the file. NetRexxC will add the extension .nrx to input program names (file specifications) if no extension was given. </text:p>
      <text:p text:style-name="P12">So, for example, to compile hello.nrx in the current directory, you could use any of: </text:p>
      <text:p text:style-name="P6"><text:s/><text:span text:style-name="T38"><text:s text:c="3"/>java org.netrexx.process.NetRexxC hello</text:span></text:p>
      <text:p text:style-name="P7"><text:s text:c="4"/>java orgnetrexx.process.NetRexxC hello.nrx</text:p>
      <text:p text:style-name="P7"><text:s text:c="4"/>NetRexxC hello.nrx</text:p>
      <text:p text:style-name="P9"><text:s text:c="4"/>nrc hello</text:p>
      <text:p text:style-name="P12">(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2">Here’s an example of compiling two programs, one of which is in the directory D:\myprograms: </text:p>
      <text:p text:style-name="P26">nrc hello d:\myprograms\test2.nrx </text:p>
      <text:p text:style-name="P12">In this case, again, the .class file for each program is placed in the current directory. </text:p>
      <text:p text:style-name="Text_20_body"><text:span text:style-name="T34">Note that when more than one program is specified, they are all compiled within the same class context. That is, they can “see” the classes, properties, and methods of the other programs being </text:span><text:soft-page-break/><text:span text:style-name="T34">compiled, much as though they were all in one file</text:span><text:span text:style-name="T34"><text:note text:id="ftn3" text:note-class="footnote"><text:note-citation>4</text:note-citation><text:note-body><text:p text:style-name="P22">The programs do, however, maintain their independence (that is, they may have different <text:span text:style-name="T4">options, import, </text:span>and <text:span text:style-name="T4">package </text:span>instructions). </text:p><text:p text:style-name="Footnote"/></text:note-body></text:note></text:span><text:span text:style-name="T34">.This allows mutually interdependent programs and classes to be compiled in a single operation. Note that if you use the </text:span><text:span text:style-name="T35">package </text:span><text:span text:style-name="T34">instruction you should also read the more detailed </text:span><text:span text:style-name="T36">Compiling multiple programs </text:span><text:span text:style-name="T34">section (see page 23). </text:span></text:p>
      <text:p text:style-name="P12">On completion, the NetRexxC class will exit with one of three return values: 0 if the compilation of all programs was successful, 1 if there were one or more Warnings, but no errors, and 2 if there were one or more Errors. </text:p>
      <text:p text:style-name="P12">As well as file names, you can also specify various option words, which are distinguished by the word being prefixed with “–”. These flagged words (or “flags”) may be any of the option words allowed on the NetRexx <text:span text:style-name="T4">options </text:span>instruction (see the NetRexx language documentation). These options words can be freely mixed with file specifications. To see a full list of options, execute the NetRexxC command without specifying any files. </text:p>
      <text:p text:style-name="P12">The translator also implements some additional option words, which control compilation features. These cannot be used on the <text:span text:style-name="T4">options </text:span>instruction, and are: </text:p>
      <text:p text:style-name="P26">-keep </text:p>
      <text:p text:style-name="P12">keep the intermediate .java file for each program. It is kept in the same directory as the NetRexx source file as xxx.java.keep, where xxx is the source file name. The file will also be kept automatically if the javac compilation fails for any reason. </text:p>
      <text:p text:style-name="P19">-nocompile </text:p>
      <text:p text:style-name="P12">do not compile (just translate). Use this option when you want to use a different Java compiler. The .java file for each program is kept in the same directory as the NetRexx source file, as the file xxx.java.keep (where xxx is the source file name). </text:p>
      <text:p text:style-name="P26">-noconsole </text:p>
      <text:p text:style-name="P12">do not display compiler messages on the console (command display screen). This is usually used with the savelog option. </text:p>
      <text:p text:style-name="P12">-savelog write compiler messages to the file NetRexxC.log, in the current directory. This is often used with the noconsole option. -time </text:p>
      <text:p text:style-name="P12">display translation, javac compile, and total times (for the sum of all programs processed). </text:p>
      <text:p text:style-name="P12">-run </text:p>
      <text:p text:style-name="P12">run the resulting Java class as a stand-alone application, provided that the compiation had no errors. (See note below.) </text:p>
      <text:p text:style-name="P12">Here are some examples: </text:p>
      <text:p text:style-name="P7"><text:s text:c="4"/>java org.netrexx.process.NetRexxC hello –keep –strictargs</text:p>
      <text:p text:style-name="P7"><text:s text:c="4"/>java org.netrexx.process.NetRexxC –keep hello wordclock</text:p>
      <text:p text:style-name="P7"><text:s text:c="4"/>java org.netrexx.process.NetRexxC hello wordclock –nocompile</text:p>
      <text:p text:style-name="P9"><text:s text:c="4"/>nrc hello</text:p>
      <text:p text:style-name="P7"><text:s text:c="4"/>nrc hello.nrx</text:p>
      <text:p text:style-name="P7"><text:s text:c="4"/>nrc –run hello</text:p>
      <text:p text:style-name="P6"><text:s text:c="4"/>nrc –run Spectrum –keep</text:p>
      <text:p text:style-name="P7"><text:soft-page-break/><text:s text:c="4"/>nrc hello –binary –verbose1</text:p>
      <text:p text:style-name="P9"><text:s text:c="4"/>nrc hello –noconsole –savelog –format –keep</text:p>
      <text:p text:style-name="P12">Option words may be specified in lowercase, mixed case, or uppercase. File specifications are platform-dependent and may be case sensitive, though NetRexxC will always prefer an exact case match over a mismatch. </text:p>
      <text:p text:style-name="P12"><text:span text:style-name="T4">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Compiling multiple programs and using packages </text:h>
      <text:p text:style-name="P12">When you specify more than one program for NetRexxC to compile, they are all compiled within the same class context: that is, they can “see” the classes, properties, and methods of the other programs being compiled, much as though they were all in one file. </text:p>
      <text:p text:style-name="P12">This allows mutually interdependent programs and classes to be compiled in a single operation. For example, consider the following two programs (assumed to be in your current directory, as the files X.nrx and Y.nrx): </text:p>
      <text:p text:style-name="P7"><text:s text:c="4"/>/* X.nrx */</text:p>
      <text:p text:style-name="P9"><text:s text:c="4"/>class X</text:p>
      <text:p text:style-name="P19">why=Y null </text:p>
      <text:p text:style-name="P7"><text:s text:c="4"/>/* Y.nrx */</text:p>
      <text:p text:style-name="P9"><text:s text:c="4"/>class Y</text:p>
      <text:p text:style-name="P19">exe=X null </text:p>
      <text:p text:style-name="P12">Each contains a reference to the other, so neither can be compiled in isolation. However, if you compile them together, using the command: </text:p>
      <text:p text:style-name="P26">nrc X Y </text:p>
      <text:p text:style-name="P12">then the cross-references will be resolved correctly. </text:p>
      <text:p text:style-name="P12">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34">This example works as you would expect for programs that are not in packages. There’s a restriction, though, if the classes you are compiling </text:span><text:span text:style-name="T36">are </text:span><text:span text:style-name="T34">in packages (that is, they include a </text:span><text:span text:style-name="T35">package </text:span><text:span text:style-name="T34">instruction). Currently, NetRexxC uses the javac compiler to generate the .class files, and for mutually-dependent files like these, javac requires that the source files be in the Java CLASSPATH, in the sub-directory described by the </text:span><text:span text:style-name="T35">package </text:span><text:span text:style-name="T34">instruction. </text:span></text:p>
      <text:p text:style-name="P12">So, for example, if your project is based on the tree: </text:p>
      <text:p text:style-name="P8"><text:s/><text:span text:style-name="T38"><text:s text:c="3"/>D:\myproject</text:span></text:p>
      <text:p text:style-name="P12">then if the two programs above specified a package, thus: </text:p>
      <text:p text:style-name="P7"><text:s text:c="4"/>/* X.nrx */</text:p>
      <text:p text:style-name="P7"><text:soft-page-break/><text:s text:c="4"/>package foo.bar</text:p>
      <text:p text:style-name="P9"><text:s text:c="4"/>class X</text:p>
      <text:p text:style-name="P19">why=Y null </text:p>
      <text:p text:style-name="P7"><text:s text:c="4"/>/* Y.nrx */</text:p>
      <text:p text:style-name="P7"><text:s text:c="4"/>package foo.bar</text:p>
      <text:p text:style-name="P9"><text:s text:c="4"/>class Y</text:p>
      <text:p text:style-name="P19">exe=X null </text:p>
      <text:p text:style-name="P12">then: </text:p>
      <text:list xml:id="list1897979928" text:style-name="L5">
        <text:list-item>
          <text:p text:style-name="P16">You should put these source files in the directory: D:\myproject\foo\bar </text:p>
        </text:list-item>
        <text:list-item>
          <text:p text:style-name="P16">The directory D:\myproject should appear in your CLASSPATH setting (if you don’t do this, javac will complain that it cannot find one or other of the classes). </text:p>
        </text:list-item>
        <text:list-item>
          <text:p text:style-name="P16">You should then make the current directory be D:\myproject\foo\bar and then compile the programs using the command “nrc X Y”, as above. </text:p>
        </text:list-item>
      </text:list>
      <text:p text:style-name="P12">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8">Notes: </text:p>
      <text:list xml:id="list491427715" text:style-name="L6">
        <text:list-item>
          <text:p text:style-name="P17">When java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17">If a class is abstract or is an adapter class then it should be placed in the list before any classes that extend it (as otherwise any automatically generated methods will not be visible to the subclasses). </text:p>
        </text:list-item>
      </text:list>
      <text:p text:style-name="P18">Compiling from another program </text:p>
      <text:p text:style-name="P12">The translator may be called from a NetRexx or Java program directly, by invoking the main method in the org.netrexx.process.NetRexxC class described as follows: </text:p>
      <text:p text:style-name="P9"><text:s text:c="4"/>method main(arg=Rexx, log=PrintWriter null) static returns int</text:p>
      <text:p text:style-name="P12">The Rexx string passed to the method can be any combination of program names and options (except –run), as described above. Program names may optionally be enclosed in double-quote characters (and must be if the name includes any blanks in its specifica- tion). </text:p>
      <text:p text:style-name="P12"><text:span text:style-name="T4">Version 2.00 </text:span>Copyright (c) IBM Corporation 1996, 2000. All rights reserved. <text:span text:style-name="T4">24 </text:span></text:p>
      <text:p text:style-name="P12">A sample NetRexx program that invokes the NetRexx compiler to compile a program called test is: </text:p>
      <text:p text:style-name="P7"><text:s text:c="4"/>/* compiletest.nrx */</text:p>
      <text:p text:style-name="P7"><text:s text:c="4"/>s='test –keep –verbose4 –utf8'</text:p>
      <text:p text:style-name="P9"><text:s text:c="4"/>say org.netrexx.process.NetRexxC.main(s)</text:p>
      <text:p text:style-name="P12">Alternatively, the compiler may be called using the method: </text:p>
      <text:p text:style-name="P8"><text:s/><text:span text:style-name="T38"><text:s text:c="3"/>method main2(arg=String[], log=PrintWriter null) static returns int</text:span></text:p>
      <text:p text:style-name="P12"><text:soft-page-break/>in which case each element of the arg array must contain either a name or an option (except –run, as before). In this case, names must <text:span text:style-name="T5">not </text:span>be enclosed in double-quote char- acters, and may contain blanks. </text:p>
      <text:p text:style-name="P12">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2"><text:span text:style-name="T4">Note: </text:span>NetRexxC is thread-safe (the only static properties are constants), but it is not known whether all implementations of javac are thread-safe. Hence the invocation of multiple instances of NetRexxC on different threads should probably specify –nocompile, for safety. </text:p>
      <text:p text:style-name="Text_20_body"/>
      <text:h text:style-name="Heading_20_1" text:outline-level="1"><text:reference-mark text:name="refnlrset"/></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1032_867219443"/>Index<text:bookmark-end text:name="__RefHeading__1032_867219443"/></text:h>
          </text:index-title>
          <text:p text:style-name="P3">A</text:p>
          <text:p text:style-name="P1">ABBREV method <text:s text:c="4"/><text:span text:style-name="Page_20_Number">10</text:span></text:p>
          <text:p text:style-name="P1">Abbreviations <text:s text:c="4"/></text:p>
          <text:p text:style-name="P4">testing with ABBREV method <text:s text:c="4"/><text:span text:style-name="Page_20_Number">10</text:span></text:p>
          <text:p text:style-name="P1">ABS method <text:s text:c="4"/><text:span text:style-name="Page_20_Number">10</text:span></text:p>
          <text:p text:style-name="P1">Absolute <text:s text:c="4"/></text:p>
          <text:p text:style-name="P4">value, finding using ABS method <text:s text:c="4"/><text:span text:style-name="Page_20_Number">10</text:span></text:p>
          <text:p text:style-name="P1">Arguments <text:s text:c="4"/></text:p>
          <text:p text:style-name="P4">on METHOD instruction <text:s text:c="4"/><text:span text:style-name="Page_20_Number">7</text:span></text:p>
          <text:p text:style-name="P4">provided by caller <text:s text:c="4"/><text:span text:style-name="Page_20_Number">7</text:span></text:p>
          <text:p text:style-name="P3">B</text:p>
          <text:p text:style-name="P1">B2X method <text:s text:c="4"/><text:span text:style-name="Page_20_Number">10</text:span></text:p>
          <text:p text:style-name="P1">Binary <text:s text:c="4"/></text:p>
          <text:p text:style-name="P4">conversion to hexadecimal <text:s text:c="4"/><text:span text:style-name="Page_20_Number">10</text:span></text:p>
          <text:p text:style-name="P1">Body <text:s text:c="4"/></text:p>
          <text:p text:style-name="P4">of methods <text:s text:c="4"/><text:span text:style-name="Page_20_Number">7</text:span></text:p>
          <text:p text:style-name="P1">Built-in methods <text:s text:c="4"/><text:span text:style-name="Page_20_Number">9</text:span></text:p>
          <text:p text:style-name="P1">Built-in methods <text:s text:c="4"/></text:p>
          <text:p text:style-name="P4">see Method, built-in <text:s text:c="4"/><text:span text:style-name="Page_20_Number">9</text:span></text:p>
          <text:p text:style-name="P3">C</text:p>
          <text:p text:style-name="P1">Constructors <text:s text:c="4"/><text:span text:style-name="Page_20_Number">7</text:span></text:p>
          <text:p text:style-name="P4">method <text:s text:c="4"/><text:span text:style-name="Page_20_Number">7</text:span></text:p>
          <text:p text:style-name="P1">Conversion <text:s text:c="4"/></text:p>
          <text:p text:style-name="P4">binary to hexadecimal <text:s text:c="4"/><text:span text:style-name="Page_20_Number">10</text:span></text:p>
          <text:p text:style-name="P3">I</text:p>
          <text:p text:style-name="P1">Instructions <text:s text:c="4"/></text:p>
          <text:p text:style-name="P4">METHOD <text:s text:c="4"/><text:span text:style-name="Page_20_Number">7</text:span></text:p>
          <text:p text:style-name="P3">M</text:p>
          <text:p text:style-name="P1">Mathematical method <text:s text:c="4"/></text:p>
          <text:p text:style-name="P4">ABS <text:s text:c="4"/><text:span text:style-name="Page_20_Number">10</text:span></text:p>
          <text:p text:style-name="P1">Method <text:s text:c="4"/></text:p>
          <text:p text:style-name="P4">body of <text:s text:c="4"/><text:span text:style-name="Page_20_Number">7</text:span></text:p>
          <text:p text:style-name="P4">short name of <text:s text:c="4"/><text:span text:style-name="Page_20_Number">7</text:span></text:p>
          <text:p text:style-name="P4">starting <text:s text:c="4"/><text:span text:style-name="Page_20_Number">7</text:span></text:p>
          <text:p text:style-name="P1">METHOD instruction <text:s text:c="4"/><text:span text:style-name="Page_20_Number">7</text:span></text:p>
          <text:p text:style-name="P4">see program structure <text:s text:c="4"/><text:span text:style-name="Page_20_Number">7</text:span></text:p>
          <text:p text:style-name="P1">Method, built-in <text:s text:c="4"/></text:p>
          <text:p text:style-name="P4">ABBREV <text:s text:c="4"/><text:span text:style-name="Page_20_Number">10</text:span></text:p>
          <text:p text:style-name="P4">ABS <text:s text:c="4"/><text:span text:style-name="Page_20_Number">10</text:span></text:p>
          <text:p text:style-name="P4">B2X <text:s text:c="4"/><text:span text:style-name="Page_20_Number">10</text:span></text:p>
          <text:p text:style-name="P1">Methods <text:s text:c="4"/></text:p>
          <text:p text:style-name="P4">arguments of <text:s text:c="4"/><text:span text:style-name="Page_20_Number">7</text:span></text:p>
          <text:p text:style-name="P4">built-in <text:s text:c="4"/><text:span text:style-name="Page_20_Number">9</text:span></text:p>
          <text:p text:style-name="P4">constructor <text:s text:c="4"/><text:span text:style-name="Page_20_Number">7</text:span></text:p>
          <text:p text:style-name="P4">NetRexx <text:s text:c="4"/><text:span text:style-name="Page_20_Number">9</text:span></text:p>
          <text:p text:style-name="P3">P</text:p>
          <text:p text:style-name="P1">Packing a string <text:s text:c="4"/></text:p>
          <text:p text:style-name="P4">with B2X <text:s text:c="4"/><text:span text:style-name="Page_20_Number">10</text:span></text:p>
          <text:p text:style-name="P3">R</text:p>
          <text:p text:style-name="P1">Rexx <text:s text:c="4"/></text:p>
          <text:p text:style-name="P4">class <text:s text:c="4"/></text:p>
          <text:p text:style-name="P5">methods of <text:s text:c="4"/><text:span text:style-name="Page_20_Number">9</text:span></text:p>
          <text:p text:style-name="P3">S</text:p>
          <text:p text:style-name="P1">Short name <text:s text:c="4"/></text:p>
          <text:p text:style-name="P4">of methods <text:s text:c="4"/><text:span text:style-name="Page_20_Number">7</text:span></text:p>
          <text:p text:style-name="P3">T</text:p>
          <text:p text:style-name="P1">Text formatting <text:s text:c="4"/></text:p>
          <text:p text:style-name="P4">see Formatting <text:s text:c="4"/><text:span text:style-name="Page_20_Number">9</text:span></text:p>
          <text:p text:style-name="P4">see Words <text:s text:c="4"/><text:span text:style-name="Page_20_Number">9</text:span></text:p>
          <text:p text:style-name="P3">U</text:p>
          <text:p text:style-name="P1">Utility methods <text:s text:c="4"/><text:span text:style-name="Page_20_Number">9</text:span></text:p>
          <text:p text:style-name="P3">W</text:p>
          <text:p text:style-name="P1">Word processing <text:s text:c="4"/></text:p>
          <text:p text:style-name="P4">see Formatting <text:s text:c="4"/><text:span text:style-name="Page_20_Number">9</text:span></text:p>
          <text:p text:style-name="P4">see Words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Couries" svg:font-family="Couries"/>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paragraph-properties fo:margin-top="0cm" fo:margin-bottom="0.499cm"/>
      <style:text-properties style:font-name="Times New Roman" fo:font-size="11pt" style:font-name-asian="Courier New" style:font-size-asian="11pt" style:font-name-complex="Courier New" style:font-size-complex="11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Translator as a Compiler</text:chapter></text:span><text:tab/><text:span text:style-name="MT1"><text:page-number style:num-format="1" text:select-page="current">20</text:page-number></text:span></text:p>
      </style:footer>
      <style:footer-left>
        <text:user-field-decls>
          <text:user-field-decl office:value-type="string" office:string-value="Version 3.01" text:name="footstatus"/>
        </text:user-field-decls>
        <text:p text:style-name="Footer"><text:span text:style-name="MT1"><text:page-number text:select-page="current">20</text:page-number></text:span><text:span text:style-name="MT1"><text:tab/></text:span><text:span text:style-name="MT3"><text:chapter text:display="name" text:outline-level="1">Using the Translator as a Compiler</text:chapter></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Translator as a Compiler</text:chapter></text:span><text:tab/><text:span text:style-name="MT1"><text:page-number style:num-format="1" text:select-page="current">20</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8-22T16:59:54</dc:date>
    <dc:title>NetRexx 3</dc:title>
    <dc:subject>Version 3.00</dc:subject>
    <dc:description>Copyright (c) Mike Cowlishaw  1979, 2009.
 
Converted from GML (NRL markup) 2009.05.22 11:34:56</dc:description>
    <dc:language>en-gb</dc:language>
    <meta:editing-cycles>35</meta:editing-cycles>
    <meta:editing-duration>PT8H35M11S</meta:editing-duration>
    <meta:document-statistic meta:table-count="0" meta:image-count="0" meta:object-count="0" meta:page-count="27" meta:paragraph-count="255" meta:word-count="3410" meta:character-count="21168"/>
    <meta:hyperlink-behaviour office:target-frame-name="_blank" xlink:show="new"/>
  </office:meta>
</office:document-meta>
</file>